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table table:name="Taulukko1" table:style-name="ta1" table:print="false">
        <table:table-column table:style-name="co1" table:number-columns-repeated="15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number-columns-repeated="1006" table:default-cell-style-name="ce1"/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g</text:p>
          </table:table-cell>
          <table:table-cell/>
          <table:table-cell table:number-columns-repeated="2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100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ukko2" table:style-name="ta1" table:print="false">
        <table:table-column table:style-name="co2" table:number-columns-repeated="1024" table:default-cell-style-name="ce1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G.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6" office:value-type="string">
            <text:p>G.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0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P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2"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29">
            <text:p>29</text:p>
          </table:table-cell>
          <table:table-cell table:number-columns-repeated="995"/>
        </table:table-row>
        <table:table-row table:style-name="ro2">
          <table:table-cell table:number-columns-repeated="28" office:value-type="string">
            <text:p>w</text:p>
          </table:table-cell>
          <table:table-cell office:value-type="float" office:value="30">
            <text:p>30</text:p>
          </table:table-cell>
          <table:table-cell table:number-columns-repeated="99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3" table:style-name="ta1" table:print="false">
        <office:forms form:automatic-focus="false" form:apply-design-mode="false"/>
        <table:table-column table:style-name="co2" table:number-columns-repeated="1024" table:default-cell-style-name="ce1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">
            <text:p>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4">
            <text:p>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5">
            <text:p>5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6">
            <text:p>6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7">
            <text:p>7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6"/>
          <table:table-cell table:number-columns-repeated="21"/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8">
            <text:p>28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29">
            <text:p>29</text:p>
          </table:table-cell>
          <table:table-cell table:number-columns-repeated="995"/>
        </table:table-row>
        <table:table-row table:style-name="ro2">
          <table:table-cell table:number-columns-repeated="28"/>
          <table:table-cell office:value-type="float" office:value="30">
            <text:p>30</text:p>
          </table:table-cell>
          <table:table-cell table:number-columns-repeated="99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imetön1" style:family="table-cell" style:parent-style-name="Default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8.12.2016</text:date>, <text:time>00:43:4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Grön</meta:initial-creator>
    <meta:creation-date>2016-12-17T12:18:46.24</meta:creation-date>
    <dc:date>2016-12-18T00:43:40.86</dc:date>
    <dc:creator>Mikael Grön</dc:creator>
    <meta:editing-duration>PT12H24M36S</meta:editing-duration>
    <meta:editing-cycles>43</meta:editing-cycles>
    <meta:generator>OpenOffice/4.1.1$Win32 OpenOffice.org_project/411m6$Build-9775</meta:generator>
    <meta:document-statistic meta:table-count="3" meta:cell-count="955" meta:object-count="0"/>
  </office:meta>
</office:document-meta>
</file>